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ebf9" officeooo:paragraph-rsid="0000ebf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0ebf9" officeooo:paragraph-rsid="0000ebf9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26pt" fo:font-weight="bold" officeooo:rsid="0000ebf9" officeooo:paragraph-rsid="0000ebf9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2pt" fo:font-weight="bold" officeooo:rsid="0000ebf9" officeooo:paragraph-rsid="0000ebf9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6pt" fo:font-weight="bold" officeooo:rsid="0000ebf9" officeooo:paragraph-rsid="0000ebf9" style:font-size-asian="5.25pt" style:font-weight-asian="bold" style:font-size-complex="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08e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 Lab session #2<text:tab/>- Filtering images<text:tab/></text:p>
      <text:p text:style-name="P1"/>
      <text:p text:style-name="P5"/>
      <text:p text:style-name="P2">Eirik Lie Morken</text:p>
      <text:p text:style-name="P1"/>
      <text:p text:style-name="P1"/>
      <text:p text:style-name="P4">Excercise 1C – Questions<text:line-break/><text:line-break/>1. What is geometrical shape of the filter?</text:p>
      <text:p text:style-name="P4"><text:tab/></text:p>
      <text:p text:style-name="P4"><text:span text:style-name="T1"><text:tab/>The geometrical shape of the filter appears to be a circle.</text:span></text:p>
      <text:p text:style-name="P4"/>
      <text:p text:style-name="P4">2. What does the parameter fcoupure stand for?</text:p>
      <text:p text:style-name="P4"/>
      <text:p text:style-name="P4"><text:tab/><text:span text:style-name="T1">Fcoupure stands for the cutoff frequ</text:span><text:span text:style-name="T2">e</text:span><text:span text:style-name="T1">ncy of the filter. From what I gather derived from French.</text:span></text:p>
      <text:p text:style-name="P4"><text:span text:style-name="T1"/></text:p>
      <text:p text:style-name="P4">3. How would you modify freqLPF to define a high pass filter instead of a low pass filter?</text:p>
      <text:p text:style-name="P4"/>
      <text:p text:style-name="P4"><text:tab/><text:span text:style-name="T2">Simply reverse the color scheme of the filter, as in reverse all the bits in the filter to get a white <text:tab/>image with a black circle in the middle.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9:54:30.163877174</meta:creation-date>
    <meta:editing-duration>PT23M56S</meta:editing-duration>
    <meta:editing-cycles>3</meta:editing-cycles>
    <meta:generator>LibreOffice/6.0.7.3$Linux_X86_64 LibreOffice_project/00m0$Build-3</meta:generator>
    <dc:date>2019-10-21T10:18:24.224714592</dc:date>
    <meta:document-statistic meta:table-count="0" meta:image-count="0" meta:object-count="0" meta:page-count="1" meta:paragraph-count="9" meta:word-count="103" meta:character-count="564" meta:non-whitespace-character-count="461"/>
  </office:meta>
</office:document-meta>
</file>